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8pt" fo:font-weight="bold" style:font-size-asian="28pt" style:font-weight-asian="bold" style:font-size-complex="28pt" style:font-weight-complex="bold"/>
    </style:style>
    <style:style style:name="P2" style:family="paragraph" style:parent-style-name="Standard">
      <style:paragraph-properties fo:text-align="start" style:justify-single-word="false"/>
      <style:text-properties style:font-name="Times New Roman"/>
    </style:style>
    <style:style style:name="P3"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variant="normal" fo:text-transform="none" fo:color="#000000" fo:font-size="18pt" fo:letter-spacing="normal" fo:font-style="normal" fo:font-weight="normal"/>
    </style:style>
    <style:style style:name="T6"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polangues report</text:span> </text:p>
      <text:p text:style-name="P1"/>
      <text:p text:style-name="P2"><text:span text:style-name="T3"><text:tab/></text:span><text:span text:style-name="T4">The first time that Bob Hendry talked to us about expolangues, it was during Six Nations ( rugby tournament), only one week before the “Big Crunch”. The Crunch is the big game between France and England. These teams are the best in </text:span><text:span text:style-name="T2">northern hemisphere </text:span><text:span text:style-name="T4">so this game is very attractive. We are in Toulouse so people love rugby<text:tab/>. This is why we choose this subject. First we wasn't very concerned by the <text:s/>subject : no idea, classroom B007... The beginning was hard. </text:span></text:p>
      <text:p text:style-name="P3"/>
      <text:p text:style-name="P3"><text:tab/>Then we had our first client meeting. We presented our subject to the professor and she was very excited. But she said that we didn't do anything. So she said that we will have to be more efficient during the second client meeting. <text:s/>We needed ideas and a lot of animations in order to amuse people. Each person of the group proposed one idea for the expolangue. I like cooking and we saw in others expolangues that there always was food. So I wanted to compare French and English food. </text:p>
      <text:p text:style-name="P3"/>
      <text:p text:style-name="P2"><text:span text:style-name="T4"><text:tab/>Others had to do little games about history, sport and policy. We didn’t focus on sport only. We had dart game with Nicolas Sarkozy and Queen Elisabeth. In the same time we gave anecdotes on them. Moreover we had </text:span>Can knockdown : people had to destroy Big Ben and the Eiffel Tower. This game and the quiz talked about the history of these countries. <text:s/>For sport one made a video resuming big football or rugby games. For me I searched recipes easy to make. So I chose delicatessen and cheese for French food and pancakes and milkshake for English food. I didn't forget the real English tea. It's easy to make and not very expansive. </text:p>
      <text:p text:style-name="P2"/>
      <text:p text:style-name="P2"><text:tab/>After the two others clients meeting we were ready. <text:s/>The Big Day came, the sun was shining and we finished to prepare our classroom at 12:30 P.M. It was very funny for people to destroy Big Ben and the Eiffel tower ans to “hurt” <text:s/>the Queen and Sarkozy. <text:s/>People were captivated by the video because it was good memories with football and rugby world cup. <text:s/>Unfortunately people are especially interested by food. So they were disappointed when we didn't have food anymore. People really liked pancakes and milkshakes because they were hot. At the opposite the tea wasn't very appreciate. I added a last animation because I found a rugby ball the morning and I built rugby post. Thanks to that people could shoot rugby penalties. </text:p>
      <text:p text:style-name="P2"/>
      <text:p text:style-name="P2"><text:tab/>I think or I hope that professors were very happy to see these animations. A good point was to be able to explain what we made in Spanish ( 2<text:span text:style-name="T6">nd</text:span> language) even if it's quite hard. I was disappointed because people focus on food and drink and they are not very interested by what we can learn to them. Moreover this expolangue cost about 20euros. But no money was given for this project. I think that we could give about 30euros to each group but only for animations, not food. About the classroom we were unfortunately in room B007 because we sent our subject too late. These room B00. Are not very attractive for people and professors. And when you know that your mark depends on influx, it's not very fair.</text:p>
      <text:p text:style-name="P2"/>
      <text:p text:style-name="P2"><text:tab/>For next year I will try to promote groups without food. I learned new vocabulary. I improved my oral comprehension and expression. Work in group is very interesting. To finish I think that the most interesting is the several weeks that you have to prepare your expolangue because the Big Day is not very useful when people only want foo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1" svg:font-family="'Times New Roman'"/>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kib Larbi</meta:initial-creator>
    <meta:creation-date>2011-05-15T15:14:44.23</meta:creation-date>
    <meta:generator>OpenOffice.org/3.2$Win32 OpenOffice.org_project/320m18$Build-9502</meta:generator>
    <dc:date>2011-05-15T18:43:43.52</dc:date>
    <dc:creator>Erwan LETARD</dc:creator>
    <meta:editing-duration>PT02H16M29S</meta:editing-duration>
    <meta:editing-cycles>9</meta:editing-cycles>
    <meta:document-statistic meta:table-count="0" meta:image-count="0" meta:object-count="0" meta:page-count="1" meta:paragraph-count="7" meta:word-count="609" meta:character-count="3379"/>
  </office:meta>
</office:document-meta>
</file>